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Kate E. Mose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10, 1891</text:p>
      <text:p text:style-name="P5">Month<text:tab/><text:tab/><text:tab/><text:tab/><text:tab/><text:tab/>Februar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1325 Walnut St./</text:p>
      <text:p text:style-name="P3">Phila Feb 10" 1891/</text:p>
      <text:p text:style-name="P2">Rev Dr S. Morais./</text:p>
      <text:p text:style-name="P2">Dear Sir./</text:p>
      <text:p text:style-name="P2"><text:tab/>The week/ of mourning prevents/ Aunt Emily from wri-/ting, so she desires me/ to say, that she takes/ pleasure in sending/ the enclosed $25.<text:span text:style-name="T2">00</text:span><text:span text:style-name="T3"> for/ the widow of Rabbi/ Kleinberg. <text:s/>She thanks/ you for your kindness/ in sending the notice/ from the Ledger; and,/</text:span></text:p>
      <text:p text:style-name="P2"><text:span text:style-name="T3"/></text:p>
      <text:p text:style-name="P2"><text:span text:style-name="T3">[Page 2]</text:span></text:p>
      <text:p text:style-name="P2"><text:span text:style-name="T3">forwards to you now/ the little knife, my/ dear Aunt requested/ should be given you./ <text:s/>Very Respectfully/ Kate E. Mose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1T13:10:34.19</meta:creation-date>
    <dc:date>2011-11-21T13:40:13.91</dc:date>
    <dc:creator>Penn Libraries</dc:creator>
    <meta:editing-duration>PT00H14M2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46" meta:character-count="1728"/>
  </office:meta>
</office:document-meta>
</file>